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6c9" officeooo:paragraph-rsid="0004e6c9"/>
    </style:style>
    <style:style style:name="T1" style:family="text">
      <style:text-properties officeooo:rsid="00055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on du nombre {n}</text:p>
      <text:p text:style-name="P1"/>
      <text:p text:style-name="Standard">{#if n&lt;5}</text:p>
      <text:p text:style-name="Standard">n est un <text:span text:style-name="T1">petit</text:span> nombre</text:p>
      <text:p text:style-name="Standard">{:else}</text:p>
      <text:p text:style-name="Standard">n est un <text:span text:style-name="T1">grand</text:span> nombre</text:p>
      <text:p text:style-name="Standard">{/if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00:46:14.542293873</meta:creation-date>
    <dc:date>2025-04-29T11:18:11.713904952</dc:date>
    <meta:editing-duration>PT1M53S</meta:editing-duration>
    <meta:editing-cycles>2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6" meta:word-count="18" meta:character-count="88" meta:non-whitespace-character-count="76"/>
  </office:meta>
</office:document-meta>
</file>